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 **Estrutura Geral**:</text:p>
      <text:p text:style-name="Text_20_body">- O cliente se conecta a um servidor usando TCP.</text:p>
      <text:p text:style-name="Text_20_body">- Implementa autenticação com senha e ID do cliente.</text:p>
      <text:p text:style-name="Text_20_body">- Possui tratamento para o sinal Ctrl+C para encerramento gracioso.</text:p>
      <text:p text:style-name="Text_20_body">- Utiliza logging centralizado com syslog.</text:p>
      <text:p text:style-name="Text_20_body">- Lida com mensagens do servidor, como comandos de shutdown e heartbeat.</text:p>
      <text:p text:style-name="Text_20_body">2. **Componentes Principais**:</text:p>
      <text:p text:style-name="Text_20_body">- **Configuração**: Módulo `configcli` para obter parâmetros como host, porta, senha e ID.</text:p>
      <text:p text:style-name="Text_20_body">- **Conexão TCP**: Conexão ao servidor e troca de mensagens.</text:p>
      <text:p text:style-name="Text_20_body">- **Autenticação**: Envio de senha e ID após solicitação do servidor.</text:p>
      <text:p text:style-name="Text_20_body">- **Loop Principal**: Processamento contínuo de mensagens do servidor.</text:p>
      <text:p text:style-name="Text_20_body">- **Tratamento de Sinais**: Interceptação de Ctrl+C para encerramento.</text:p>
      <text:p text:style-name="Text_20_body">3. **Conceitos de Rust**:</text:p>
      <text:p text:style-name="Text_20_body">- AtomicBool para controle de estado entre threads.</text:p>
      <text:p text:style-name="Text_20_body">- Uso de `unsafe` para variável global `CTRL_SIGNAL`.</text:p>
      <text:p text:style-name="Text_20_body">- Tratamento de erros com `Result`.</text:p>
      <text:p text:style-name="Text_20_body">- Leitura/Escrita em streams TCP com timeouts implícitos.</text:p>
      <text:p text:style-name="Text_20_body">- Uso de `log` para registro de atividades.</text:p>
      <text:p text:style-name="Text_20_body">4. **Possíveis Pontos de Melhoria**:</text:p>
      <text:p text:style-name="Text_20_body">- Substituir `unsafe` por tipos atômicos ou canais.</text:p>
      <text:p text:style-name="Text_20_body">- Implementar timeouts explícitos nas operações de rede.</text:p>
      <text:p text:style-name="Text_20_body">- Separar lógica de rede em módulos/funções menores.</text:p>
      <text:p text:style-name="Text_20_body">- Adicionar mais tratamento de erros detalhados.</text:p>
      <text:p text:style-name="Text_20_body">Com isso em mente, estruturo o manual em seções claras, explicando cada parte do código, conceitos do Rust envolvidos e fluxo de operação.</text:p>
      <text:h text:style-name="P1" text:outline-level="3"><text:span text:style-name="Strong_20_Emphasis">Manual Técnico: Cliente TCP em Rust</text:span></text:h>
      <text:h text:style-name="Heading_20_4" text:outline-level="4"><text:span text:style-name="Strong_20_Emphasis">1. Visão Geral</text:span></text:h>
      <text:p text:style-name="Text_20_body">Um cliente TCP que:</text:p>
      <text:list text:style-name="L1">
        <text:list-item>
          <text:p text:style-name="P3">Autentica-se com servidor via senha e ID</text:p>
        </text:list-item>
        <text:list-item>
          <text:p text:style-name="P3">Responde a comandos do servidor (shutdown, heartbeat)</text:p>
        </text:list-item>
        <text:list-item>
          <text:p text:style-name="P3">Implementa encerramento gracioso com Ctrl+C</text:p>
        </text:list-item>
        <text:list-item>
          <text:p text:style-name="P3">Log centralizado via syslog</text:p>
        </text:list-item>
      </text:list>
      <text:p text:style-name="Horizontal_20_Line"><text:soft-page-break/></text:p>
      <text:h text:style-name="Heading_20_3" text:outline-level="3"><text:span text:style-name="Strong_20_Emphasis">2. Componentes Principais</text:span></text:h>
      <text:h text:style-name="Heading_20_4" text:outline-level="4"><text:span text:style-name="Strong_20_Emphasis">2.1 Inicialização e Configuração</text:span></text:h>
      <text:p text:style-name="P4"/>
      <text:p text:style-name="Preformatted_20_Text">pub fn main() -&gt; io::Result&lt;()&gt; {</text:p>
      <text:p text:style-name="Preformatted_20_Text"><text:s text:c="4"/>let running = Arc::new(AtomicBool::new(true));</text:p>
      <text:p text:style-name="Preformatted_20_Text"><text:s text:c="4"/>//...</text:p>
      <text:p text:style-name="P2"><text:s text:c="4"/>let hostip_port1: String = configcli::get_hostip() + ":" + &amp;configcli::get_port1();</text:p>
      <text:list text:style-name="L2">
        <text:list-item>
          <text:p text:style-name="P5"><text:span text:style-name="Strong_20_Emphasis">AtomicBool</text:span>: Controle thread-safe do estado de execução</text:p>
        </text:list-item>
        <text:list-item>
          <text:p text:style-name="P5"><text:span text:style-name="Strong_20_Emphasis">configcli</text:span>: Módulo customizado para configurações</text:p>
        </text:list-item>
      </text:list>
      <text:h text:style-name="Heading_20_4" text:outline-level="4"><text:span text:style-name="Strong_20_Emphasis">2.2 Tratamento de Ctrl+C</text:span></text:h>
      <text:p text:style-name="P4"/>
      <text:p text:style-name="Preformatted_20_Text">ctrlc::set_handler(move || {</text:p>
      <text:p text:style-name="Preformatted_20_Text"><text:s text:c="4"/>r.store(false, Ordering::SeqCst);</text:p>
      <text:p text:style-name="Preformatted_20_Text"><text:s text:c="4"/>unsafe { CTRL_SIGNAL = 255 }</text:p>
      <text:p text:style-name="P2">})</text:p>
      <text:list text:style-name="L3">
        <text:list-item>
          <text:p text:style-name="P6"><text:span text:style-name="Strong_20_Emphasis">Padrão Observer</text:span>: Registra callback para evento de sistema</text:p>
        </text:list-item>
        <text:list-item>
          <text:p text:style-name="P6"><text:span text:style-name="Strong_20_Emphasis">Atomic Operations</text:span>: <text:span text:style-name="Source_20_Text">Ordering::SeqCst</text:span> garante consistência</text:p>
        </text:list-item>
      </text:list>
      <text:h text:style-name="Heading_20_4" text:outline-level="4"><text:span text:style-name="Strong_20_Emphasis">2.3 Fluxo de Autenticação</text:span></text:h>
      <text:p text:style-name="P4"/>
      <text:p text:style-name="Preformatted_20_Text">stream.read(&amp;mut buffer)?; // Lê prompt do servidor</text:p>
      <text:p text:style-name="Preformatted_20_Text">stream.write_all(password.trim().as_bytes())?; // Envia senha</text:p>
      <text:p text:style-name="P2">stream.write_all(clientid.trim().as_bytes())?; // Envia ID</text:p>
      <text:list text:style-name="L4">
        <text:list-item>
          <text:p text:style-name="P7"><text:span text:style-name="Strong_20_Emphasis">Protocolo Customizado</text:span>:</text:p>
          <text:list>
            <text:list-item>
              <text:p text:style-name="P7">Servidor envia <text:span text:style-name="Source_20_Text">110: qual a senha</text:span></text:p>
            </text:list-item>
            <text:list-item>
              <text:p text:style-name="P7">Cliente responde com senha</text:p>
            </text:list-item>
            <text:list-item>
              <text:p text:style-name="P7">Servidor pede <text:span text:style-name="Source_20_Text">120: qual o ID</text:span></text:p>
            </text:list-item>
            <text:list-item>
              <text:p text:style-name="P7">Cliente envia ID</text:p>
            </text:list-item>
          </text:list>
        </text:list-item>
      </text:list>
      <text:h text:style-name="Heading_20_4" text:outline-level="4"><text:span text:style-name="Strong_20_Emphasis">2.4 Loop Principal de Mensagens</text:span></text:h>
      <text:p text:style-name="P4"/>
      <text:p text:style-name="Preformatted_20_Text">loop {</text:p>
      <text:p text:style-name="Preformatted_20_Text"><text:s text:c="4"/>let n = stream.read(&amp;mut buffer)?;</text:p>
      <text:p text:style-name="Preformatted_20_Text"><text:s text:c="4"/>let response = String::from_utf8_lossy(&amp;buffer[..n]);</text:p>
      <text:p text:style-name="Preformatted_20_Text"><text:s text:c="4"/></text:p>
      <text:p text:style-name="Preformatted_20_Text"><text:s text:c="4"/>match response {</text:p>
      <text:p text:style-name="Preformatted_20_Text"><text:s text:c="8"/>"999:" =&gt; shutdown(),</text:p>
      <text:p text:style-name="Preformatted_20_Text"><text:s text:c="8"/>"100:" =&gt; heartbeat(),</text:p>
      <text:p text:style-name="Preformatted_20_Text"><text:s text:c="8"/>_ =&gt; handle_unknown()</text:p>
      <text:p text:style-name="Preformatted_20_Text"><text:s text:c="4"/>}</text:p>
      <text:p text:style-name="P2">}</text:p>
      <text:list text:style-name="L5">
        <text:list-item>
          <text:p text:style-name="P8"><text:soft-page-break/><text:span text:style-name="Strong_20_Emphasis">Comandos Suportados</text:span>:</text:p>
          <text:list>
            <text:list-item>
              <text:p text:style-name="P8"><text:span text:style-name="Source_20_Text">999:</text:span>: Shutdown imediato</text:p>
            </text:list-item>
            <text:list-item>
              <text:p text:style-name="P8"><text:span text:style-name="Source_20_Text">100:</text:span>: Confirmação de conexão</text:p>
            </text:list-item>
            <text:list-item>
              <text:p text:style-name="P8"><text:span text:style-name="Source_20_Text">110:</text:span>: Reautenticação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Conceitos-Chave do Rust</text:span></text:h>
      <text:h text:style-name="Heading_20_4" text:outline-level="4"><text:span text:style-name="Strong_20_Emphasis">3.1 Gestão de Memória Segura</text:span></text:h>
      <text:p text:style-name="P4"/>
      <text:p text:style-name="Preformatted_20_Text">let mut stream = TcpStream::connect(hostip_port1)?; // RAII para conexão</text:p>
      <text:p text:style-name="P2">stream.shutdown(Shutdown::Both)?; // Liberação explícita</text:p>
      <text:h text:style-name="Heading_20_4" text:outline-level="4"><text:span text:style-name="Strong_20_Emphasis">3.2 Tratamento de Erros Idiomático</text:span></text:h>
      <text:p text:style-name="P4"/>
      <text:p text:style-name="Preformatted_20_Text">let n = stream.read(&amp;mut buffer)?; // Propagação com ?</text:p>
      <text:p text:style-name="Preformatted_20_Text">match response.contains("140:") {</text:p>
      <text:p text:style-name="Preformatted_20_Text"><text:s text:c="4"/>true =&gt; proceed(),</text:p>
      <text:p text:style-name="Preformatted_20_Text"><text:s text:c="4"/>false =&gt; return Ok(()) // Early return</text:p>
      <text:p text:style-name="P2">}</text:p>
      <text:h text:style-name="Heading_20_4" text:outline-level="4"><text:span text:style-name="Strong_20_Emphasis">3.3 Programação Concorrente Segura</text:span></text:h>
      <text:p text:style-name="P4"/>
      <text:p text:style-name="Preformatted_20_Text">static mut CTRL_SIGNAL: u8 = 0; // Uso controlado com unsafe</text:p>
      <text:p text:style-name="P2">AtomicBool::new(true) // Estado compartilhado seguro</text:p>
      <text:p text:style-name="Horizontal_20_Line"/>
      <text:h text:style-name="Heading_20_3" text:outline-level="3"><text:span text:style-name="Strong_20_Emphasis">4. Fluxo de Operação</text:span></text:h>
      <text:p text:style-name="P4"/>
      <text:p text:style-name="Preformatted_20_Text">sequenceDiagram</text:p>
      <text:p text:style-name="Preformatted_20_Text"><text:s text:c="4"/>participant Cliente</text:p>
      <text:p text:style-name="Preformatted_20_Text"><text:s text:c="4"/>participant Servidor</text:p>
      <text:p text:style-name="Preformatted_20_Text"/>
      <text:p text:style-name="Preformatted_20_Text"><text:s text:c="4"/>Cliente-&gt;&gt;Servidor: Connect</text:p>
      <text:p text:style-name="Preformatted_20_Text"><text:s text:c="4"/>Servidor-&gt;&gt;Cliente: 110: qual a senha</text:p>
      <text:p text:style-name="Preformatted_20_Text"><text:s text:c="4"/>Cliente-&gt;&gt;Servidor: senha</text:p>
      <text:p text:style-name="Preformatted_20_Text"><text:s text:c="4"/>Servidor-&gt;&gt;Cliente: 120: qual o ID</text:p>
      <text:p text:style-name="Preformatted_20_Text"><text:s text:c="4"/>Cliente-&gt;&gt;Servidor: ID</text:p>
      <text:p text:style-name="Preformatted_20_Text"><text:s text:c="4"/>Servidor-&gt;&gt;Cliente: 140: Connected</text:p>
      <text:p text:style-name="Preformatted_20_Text"><text:s text:c="4"/>loop Heartbeat</text:p>
      <text:p text:style-name="Preformatted_20_Text"><text:s text:c="8"/>Servidor-&gt;&gt;Cliente: 100: keep alive</text:p>
      <text:p text:style-name="Preformatted_20_Text"><text:s text:c="8"/>Cliente-&gt;&gt;Servidor: ack</text:p>
      <text:p text:style-name="Preformatted_20_Text"><text:s text:c="4"/>end</text:p>
      <text:p text:style-name="Preformatted_20_Text"><text:s text:c="4"/>opt Shutdown</text:p>
      <text:p text:style-name="Preformatted_20_Text"><text:s text:c="8"/>Servidor-&gt;&gt;Cliente: 999: shutdown</text:p>
      <text:p text:style-name="Preformatted_20_Text"><text:s text:c="8"/>Cliente-&gt;&gt;Servidor: disconnect</text:p>
      <text:p text:style-name="P2"><text:s text:c="4"/>end</text:p>
      <text:p text:style-name="Horizontal_20_Line"/>
      <text:h text:style-name="Heading_20_3" text:outline-level="3"><text:soft-page-break/><text:span text:style-name="Strong_20_Emphasis">5. Melhorias Sugeridas</text:span></text:h>
      <text:h text:style-name="Heading_20_4" text:outline-level="4"><text:span text:style-name="Strong_20_Emphasis">5.1 Segurança</text:span></text:h>
      <text:p text:style-name="P4"/>
      <text:p text:style-name="Preformatted_20_Text">// Substituir unsafe por:</text:p>
      <text:p text:style-name="Preformatted_20_Text">let ctrl_signal = AtomicU8::new(0);</text:p>
      <text:p text:style-name="P2">// Usar ctrl_signal.store(255, Ordering::SeqCst)</text:p>
      <text:h text:style-name="Heading_20_4" text:outline-level="4"><text:span text:style-name="Strong_20_Emphasis">5.2 Resiliência</text:span></text:h>
      <text:p text:style-name="P4"/>
      <text:p text:style-name="Preformatted_20_Text">stream.set_read_timeout(Some(Duration::from_secs(30))?;</text:p>
      <text:p text:style-name="P2">// Tratar io::ErrorKind::TimedOut</text:p>
      <text:h text:style-name="Heading_20_4" text:outline-level="4"><text:span text:style-name="Strong_20_Emphasis">5.3 Extensibilidade</text:span></text:h>
      <text:p text:style-name="P4"/>
      <text:p text:style-name="Preformatted_20_Text">enum ServerCommand {</text:p>
      <text:p text:style-name="Preformatted_20_Text"><text:s text:c="4"/>Shutdown,</text:p>
      <text:p text:style-name="Preformatted_20_Text"><text:s text:c="4"/>Heartbeat,</text:p>
      <text:p text:style-name="Preformatted_20_Text"><text:s text:c="4"/>//...</text:p>
      <text:p text:style-name="Preformatted_20_Text">}</text:p>
      <text:p text:style-name="P2">// Implementar FromStr para parsing seguro</text:p>
      <text:p text:style-name="Horizontal_20_Line"/>
      <text:h text:style-name="Heading_20_3" text:outline-level="3"><text:span text:style-name="Strong_20_Emphasis">6. Recursos de Aprendizado</text:span></text:h>
      <text:list text:style-name="L6">
        <text:list-item>
          <text:p text:style-name="P9"><text:span text:style-name="Strong_20_Emphasis">Rust Book</text:span>: Capítulos 20 (TCP) e 16 (Concorrência)</text:p>
        </text:list-item>
        <text:list-item>
          <text:p text:style-name="P9"><text:span text:style-name="Strong_20_Emphasis">Logging</text:span>: Documentação da crate <text:span text:style-name="Source_20_Text">syslog</text:span></text:p>
        </text:list-item>
        <text:list-item>
          <text:p text:style-name="P9"><text:span text:style-name="Strong_20_Emphasis">Segurança</text:span>: Guia de estilo unsafe do Rust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3:59:37.841051382</meta:creation-date>
    <dc:date>2025-03-18T14:00:53.703818758</dc:date>
    <meta:editing-duration>PT1M17S</meta:editing-duration>
    <meta:editing-cycles>1</meta:editing-cycles>
    <meta:document-statistic meta:table-count="0" meta:image-count="0" meta:object-count="0" meta:page-count="4" meta:paragraph-count="120" meta:word-count="588" meta:character-count="4346" meta:non-whitespace-character-count="3733"/>
    <meta:generator>LibreOffice/24.2.7.2$Linux_X86_64 LibreOffice_project/420$Build-2</meta:generator>
  </office:meta>
</office:document-meta>
</file>